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0E2FB169B9E52902EF2.jpg" manifest:media-type="image/jpeg"/>
  <manifest:file-entry manifest:full-path="Pictures/1000000000000500000002D0397387EDE012B532.jpg" manifest:media-type="image/jpeg"/>
  <manifest:file-entry manifest:full-path="Pictures/1000000000000500000002D053855E1AD64AC304.jpg" manifest:media-type="image/jpeg"/>
  <manifest:file-entry manifest:full-path="Pictures/1000000000000500000002D032DE357A15D9FD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r6" style:family="presentation" style:parent-style-name="標準-outline1" style:list-style-name="L3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そぼろ麺類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4年1組</text:p>
            <text:p>河野　七月</text:p>
            <text:p>２０１８年3月18日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そぼろ麺類とは何か。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うどんなどの麺類にそぼろをかけたもの。</text:p>
              </text:list-item>
              <text:list-item>
                <text:p>ジャージャー麵やミートソーススパゲティなどもそぼろ麺類。</text:p>
                <text:p><text:span text:style-name="T1">名前の由来</text:span></text:p>
              </text:list-item>
              <text:list-item>
                <text:p><text:span text:style-name="T2">ソブレメンヌイから。</text:span></text:p>
              </text:list-item>
            </text:list>
          </draw:text-box>
        </draw:frame>
        <draw:frame draw:style-name="gr2" draw:text-style-name="P2" draw:layer="layout" svg:width="17.744cm" svg:height="7.972cm" svg:x="10.2cm" svg:y="12.4cm">
          <draw:image xlink:href="Pictures/10000000000001F7000000E2FB169B9E52902EF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材料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そぼろ</text:span></text:p>
              </text:list-header>
              <text:list-item>
                <text:p><text:span text:style-name="T2">肉</text:span></text:p>
              </text:list-item>
              <text:list-item>
                <text:p><text:span text:style-name="T2">タマネギ</text:span><text:span text:style-name="T2">4</text:span><text:span text:style-name="T2">分の</text:span><text:span text:style-name="T2">1</text:span></text:p>
              </text:list-item>
              <text:list-item>
                <text:p><text:span text:style-name="T2">みりん大さじ一杯</text:span></text:p>
              </text:list-item>
              <text:list-item>
                <text:p><text:span text:style-name="T2">みそ</text:span><text:span text:style-name="T2">30</text:span><text:span text:style-name="T2">ミリグラム</text:span></text:p>
              </text:list-item>
              <text:list-item>
                <text:p><text:span text:style-name="T2">ごま油</text:span></text:p>
                <text:p><text:span text:style-name="T1">めん（うどん）</text:span></text:p>
              </text:list-item>
              <text:list-item>
                <text:p><text:span text:style-name="T2">片栗粉</text:span></text:p>
              </text:list-item>
              <text:list-item>
                <text:p><text:span text:style-name="T2">強力粉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続き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薄力粉</text:p>
              </text:list-item>
              <text:list-item>
                <text:p>水</text:p>
              </text:list-item>
              <text:list-item>
                <text:p>塩</text:p>
                <text:p><text:span text:style-name="T1">めん（パスタ）</text:span></text:p>
              </text:list-item>
              <text:list-item>
                <text:p><text:span text:style-name="T2">うどんで使ったものと卵１こ</text:span></text:p>
                <text:p><text:span text:style-name="T1">使うもの</text:span></text:p>
              </text:list-item>
              <text:list-item>
                <text:p><text:span text:style-name="T2">ヌードルメーカー</text:span></text:p>
              </text:list-item>
              <text:list-item>
                <text:p><text:span text:style-name="T2">はかり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作り方</text:p>
          </draw:text-box>
        </draw:frame>
        <draw:frame presentation:style-name="pr6" draw:text-style-name="P3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粉をはかってヌードルメーカーに入れる。</text:span></text:p>
              </text:list-item>
              <text:list-item>
                <text:p><text:span text:style-name="T1">コシ調整ボタンで時間を設定する。</text:span></text:p>
              </text:list-item>
              <text:list-item>
                <text:p><text:span text:style-name="T1">水などを入れる。</text:span></text:p>
              </text:list-item>
              <text:list-item>
                <text:p><text:span text:style-name="T1">出てきためんをゆでる。</text:span></text:p>
              </text:list-item>
            </text:list>
          </draw:text-box>
        </draw:frame>
        <draw:frame draw:style-name="gr3" draw:text-style-name="P2" draw:layer="layout" svg:width="12.297cm" svg:height="6.916cm" svg:x="14.312cm" svg:y="7.545cm" presentation:class="graphic">
          <draw:image xlink:href="Pictures/1000000000000500000002D053855E1AD64AC3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そぼろの作り方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肉とタマネギを一緒に焼く。</text:p>
              </text:list-item>
              <text:list-item>
                <text:p>みりんを入れ、混ぜる。</text:p>
              </text:list-item>
              <text:list-item>
                <text:p>みそを入れ、混ぜる。</text:p>
              </text:list-item>
              <text:list-item>
                <text:p>ごま油で香りをつける。</text:p>
              </text:list-item>
            </text:list>
          </draw:text-box>
        </draw:frame>
        <draw:frame draw:style-name="gr3" draw:text-style-name="P2" draw:layer="layout" svg:width="12.297cm" svg:height="6.916cm" svg:x="14.312cm" svg:y="7.545cm" presentation:class="graphic">
          <draw:image xlink:href="Pictures/1000000000000500000002D0397387EDE012B5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そぼろご飯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500000002D032DE357A15D9FD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09:12:50.922000000</meta:creation-date>
    <meta:print-date>2018-03-18T11:06:49.922000000</meta:print-date>
    <dc:date>2018-03-18T11:35:34.576000000</dc:date>
    <meta:editing-duration>PT3M35S</meta:editing-duration>
    <meta:editing-cycles>2</meta:editing-cycles>
    <meta:generator>LibreOffice/5.3.0.3$Windows_x86 LibreOffice_project/7074905676c47b82bbcfbea1aeefc84afe1c50e1</meta:generator>
    <meta:document-statistic meta:object-count="52"/>
  </office:meta>
</office:document-meta>
</file>